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2" style:family="table-row">
      <style:table-row-properties style:min-row-height="0.824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6pt" officeooo:rsid="00034fa2" officeooo:paragraph-rsid="00034fa2" style:font-size-asian="14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16pt" officeooo:rsid="0005b338" officeooo:paragraph-rsid="0005b338" style:font-size-asian="14pt" style:font-size-complex="16pt"/>
    </style:style>
    <style:style style:name="P3" style:family="paragraph" style:parent-style-name="Standard">
      <style:paragraph-properties fo:text-align="justify" style:justify-single-word="false"/>
      <style:text-properties fo:font-size="16pt" officeooo:rsid="00121137" officeooo:paragraph-rsid="00121137" style:font-size-asian="14pt" style:font-size-complex="16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034fa2" officeooo:paragraph-rsid="00034fa2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05b338" officeooo:paragraph-rsid="0005b338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048118" officeooo:paragraph-rsid="00034fa2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048118" officeooo:paragraph-rsid="00034fa2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officeooo:rsid="00121137" officeooo:paragraph-rsid="00121137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officeooo:rsid="00121137" officeooo:paragraph-rsid="00124f54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officeooo:rsid="000ceabc" officeooo:paragraph-rsid="000ceabc" style:font-size-asian="10.5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officeooo:rsid="000ceabc" officeooo:paragraph-rsid="00124f54" style:font-size-asian="10.5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officeooo:rsid="001316c0" officeooo:paragraph-rsid="001316c0" style:font-size-asian="10.5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034fa2" officeooo:paragraph-rsid="00034fa2" style:font-size-asian="12.25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officeooo:rsid="00034fa2" officeooo:paragraph-rsid="00124f54" style:font-size-asian="12.25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officeooo:rsid="00034fa2" officeooo:paragraph-rsid="00034fa2" style:font-size-asian="12.25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officeooo:rsid="00034fa2" officeooo:paragraph-rsid="00124f54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officeooo:rsid="00034fa2" officeooo:paragraph-rsid="00034fa2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rsid="00034fa2" officeooo:paragraph-rsid="00124f54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officeooo:rsid="00034fa2" officeooo:paragraph-rsid="001316c0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officeooo:rsid="000ceabc" officeooo:paragraph-rsid="00034fa2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officeooo:rsid="000ceabc" officeooo:paragraph-rsid="001316c0" style:font-size-asian="12.25pt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4pt" officeooo:rsid="00121137" officeooo:paragraph-rsid="00121137" style:font-size-asian="12.25pt" style:font-size-complex="14pt"/>
    </style:style>
    <style:style style:name="P23" style:family="paragraph" style:parent-style-name="Standard">
      <style:paragraph-properties fo:text-align="justify" style:justify-single-word="false"/>
      <style:text-properties fo:font-size="14pt" officeooo:rsid="00124f54" officeooo:paragraph-rsid="00124f54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fo:font-size="14pt" officeooo:rsid="00124f54" officeooo:paragraph-rsid="00034fa2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fo:font-size="14pt" officeooo:rsid="00048118" officeooo:paragraph-rsid="00124f54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fo:font-size="14pt" officeooo:rsid="00048118" officeooo:paragraph-rsid="00034fa2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fo:font-size="14pt" officeooo:rsid="00167c98" officeooo:paragraph-rsid="00167c98" style:font-size-asian="14pt" style:font-size-complex="14pt"/>
    </style:style>
    <style:style style:name="P28" style:family="paragraph" style:parent-style-name="Standard">
      <style:paragraph-properties fo:text-align="justify" style:justify-single-word="false"/>
      <style:text-properties officeooo:paragraph-rsid="00121137"/>
    </style:style>
    <style:style style:name="P29" style:family="paragraph" style:parent-style-name="Table_20_Contents">
      <style:paragraph-properties fo:text-align="center" style:justify-single-word="false"/>
      <style:text-properties fo:font-size="14pt" officeooo:rsid="0005b338" officeooo:paragraph-rsid="0005b338" style:font-size-asian="12.25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fo:font-size="14pt" officeooo:rsid="0005b338" officeooo:paragraph-rsid="00124f54" style:font-size-asian="12.25pt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fo:font-size="14pt" officeooo:rsid="00124f54" officeooo:paragraph-rsid="00124f54" style:font-size-asian="12.25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fo:font-size="14pt" officeooo:rsid="001754fe" officeooo:paragraph-rsid="001754fe" style:font-size-asian="12.25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fo:font-size="14pt" officeooo:rsid="00124f54" officeooo:paragraph-rsid="00124f54" style:font-size-asian="12.25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fo:font-size="14pt" officeooo:rsid="00124f54" officeooo:paragraph-rsid="001316c0" style:font-size-asian="12.25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fo:font-size="14pt" officeooo:rsid="000ceabc" officeooo:paragraph-rsid="000ceabc" style:font-size-asian="12.25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fo:font-size="14pt" officeooo:rsid="000ceabc" officeooo:paragraph-rsid="001316c0" style:font-size-asian="12.25pt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fo:font-size="14pt" officeooo:rsid="001316c0" officeooo:paragraph-rsid="001316c0" style:font-size-asian="12.25pt" style:font-size-complex="14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048118" style:font-size-asian="10.5pt" style:font-size-complex="12pt"/>
    </style:style>
    <style:style style:name="T3" style:family="text">
      <style:text-properties fo:font-size="12pt" officeooo:rsid="000a361e" style:font-size-asian="10.5pt" style:font-size-complex="12pt"/>
    </style:style>
    <style:style style:name="T4" style:family="text">
      <style:text-properties fo:font-size="12pt" officeooo:rsid="00121137" style:font-size-asian="10.5pt" style:font-size-complex="12pt"/>
    </style:style>
    <style:style style:name="T5" style:family="text">
      <style:text-properties fo:font-size="12pt" officeooo:rsid="00034fa2" style:font-size-asian="10.5pt" style:font-size-complex="12pt"/>
    </style:style>
    <style:style style:name="T6" style:family="text">
      <style:text-properties fo:font-size="12pt" officeooo:rsid="00167c98" style:font-size-asian="10.5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124f54" style:font-size-asian="12pt" style:font-size-complex="12pt"/>
    </style:style>
    <style:style style:name="T9" style:family="text">
      <style:text-properties fo:font-size="12pt" officeooo:rsid="001316c0" style:font-size-asian="12pt" style:font-size-complex="12pt"/>
    </style:style>
    <style:style style:name="T10" style:family="text">
      <style:text-properties fo:font-size="12pt" officeooo:rsid="001754fe" style:font-size-asian="12pt" style:font-size-complex="12pt"/>
    </style:style>
    <style:style style:name="T11" style:family="text">
      <style:text-properties officeooo:rsid="00048118"/>
    </style:style>
    <style:style style:name="T12" style:family="text">
      <style:text-properties officeooo:rsid="00048118" style:font-size-asian="14pt"/>
    </style:style>
    <style:style style:name="T13" style:family="text">
      <style:text-properties officeooo:rsid="00124f54" style:font-size-asian="14pt"/>
    </style:style>
    <style:style style:name="T14" style:family="text">
      <style:text-properties officeooo:rsid="00167c98" style:font-size-asian="14pt"/>
    </style:style>
    <style:style style:name="T15" style:family="text">
      <style:text-properties officeooo:rsid="001754fe" style:font-size-asian="14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1316c0"/>
    </style:style>
    <style:style style:name="T18" style:family="text">
      <style:text-properties style:text-underline-style="solid" style:text-underline-width="auto" style:text-underline-color="font-color" officeooo:rsid="0017c4ee"/>
    </style:style>
    <style:style style:name="T19" style:family="text">
      <style:text-properties officeooo:rsid="00121137"/>
    </style:style>
    <style:style style:name="T20" style:family="text">
      <style:text-properties officeooo:rsid="00124f54"/>
    </style:style>
    <style:style style:name="T21" style:family="text">
      <style:text-properties officeooo:rsid="001316c0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01316c0"/>
    </style:style>
    <style:style style:name="T24" style:family="text">
      <style:text-properties fo:font-variant="normal" fo:text-transform="none" fo:color="#202124" loext:opacity="100%" style:font-name="Roboto" fo:font-size="10.5pt" fo:letter-spacing="normal" fo:font-style="normal" fo:font-weight="normal"/>
    </style:style>
    <style:style style:name="T25" style:family="text">
      <style:text-properties fo:font-variant="normal" fo:text-transform="none" fo:color="#202124" loext:opacity="100%" fo:letter-spacing="normal"/>
    </style:style>
    <style:style style:name="T26" style:family="text">
      <style:text-properties style:text-line-through-style="solid" style:text-line-through-type="single"/>
    </style:style>
    <style:style style:name="T27" style:family="text">
      <style:text-properties officeooo:rsid="00167c98"/>
    </style:style>
    <style:style style:name="T28" style:family="text">
      <style:text-properties officeooo:rsid="001754fe"/>
    </style:style>
    <style:style style:name="T29" style:family="text">
      <style:text-properties officeooo:rsid="0017c4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plete Text Description</text:p>
      <text:p text:style-name="P1"/>
      <text:p text:style-name="P1">1. <text:span text:style-name="T19">Text Description</text:span></text:p>
      <text:p text:style-name="P1"/>
      <text:p text:style-name="P28"><text:span text:style-name="T5"><text:tab/></text:span><text:span text:style-name="T24">This document has as objective describe a petshop system. The system is responsible for creating, updating and removing Employee, client and dogs relations. Sales can be done by a Employee agent registered in the data base. This system’s backend will be developed</text:span><text:span text:style-name="T26">.</text:span><text:span text:style-name="T25"> </text:span><text:span text:style-name="T24">in two stages: The first using the combination of NodeJS and MogoDB, and the second with Python and Postgres.</text:span></text:p>
      <text:p text:style-name="P4"/>
      <text:p text:style-name="P13"><text:span text:style-name="T3"><text:tab/></text:span><text:span text:style-name="T4">The system is composed by </text:span><text:span text:style-name="T6">Employees</text:span><text:span text:style-name="T4">, Client</text:span><text:span text:style-name="T6">s</text:span><text:span text:style-name="T4">, Product</text:span><text:span text:style-name="T6">s</text:span><text:span text:style-name="T4"> and Dog</text:span><text:span text:style-name="T6">s</text:span><text:span text:style-name="T4">.</text:span></text:p>
      <text:p text:style-name="P4"/>
      <text:p text:style-name="P22">Client<text:span text:style-name="T27">s</text:span></text:p>
      <text:p text:style-name="P4"><text:tab/><text:span text:style-name="T19">The system should be able to insert, remove and update clients with the following fields : name, cpf, phone and address.</text:span></text:p>
      <text:p text:style-name="P4"><text:tab/><text:span text:style-name="T19">Clients can buy products, and a Employee member must be the responsible for the sale. </text:span></text:p>
      <text:p text:style-name="P4"/>
      <text:p text:style-name="P27">Employees</text:p>
      <text:p text:style-name="P8"><text:tab/>The system should be able to insert, remove and update Employee members with the following fields : name, user and password. Employee member should be responsible for the store sales and <text:span text:style-name="T20">can insert products.</text:span></text:p>
      <text:p text:style-name="P4"/>
      <text:p text:style-name="P23">Products</text:p>
      <text:p text:style-name="P9"><text:tab/>The system should be able to insert, remove and update <text:span text:style-name="T20">products</text:span> with the following fields : <text:span text:style-name="T20">price and name</text:span>. <text:span text:style-name="T20">Products can be leashes, toys, dog showers and others.</text:span></text:p>
      <text:p text:style-name="P27"/>
      <text:p text:style-name="P23">Dog<text:span text:style-name="T27">s</text:span></text:p>
      <text:p text:style-name="P23"><text:tab/><text:span text:style-name="T4">The system should be able to insert, remove and update </text:span><text:span text:style-name="T1">dogs</text:span><text:span text:style-name="T4"> with the following fields : </text:span><text:span text:style-name="T1">breed, furr, and each dog must have an owner</text:span><text:span text:style-name="T4">.</text:span></text:p>
      <text:p text:style-name="P11"/>
      <text:p text:style-name="P4"/>
      <text:p text:style-name="P4"/>
      <text:p text:style-name="P1">2. <text:span text:style-name="T20">Table Description</text:span></text:p>
      <text:p text:style-name="P1"/>
      <text:p text:style-name="P13"><text:tab/>2.1 Tab<text:span text:style-name="T28">le</text:span> <text:span text:style-name="T20">Client</text:span><text:span text:style-name="T27">s</text:span></text:p>
      <text:p text:style-name="P13"><text:tab/><text:tab/></text:p>
      <text:p text:style-name="P14"><text:tab/><text:tab/><text:span text:style-name="T8">Table responsible for saving information about clients:</text:span><text:span text:style-name="T7"><text:tab/></text:span><text:tab/></text:p>
      <text:p text:style-name="P6"/>
      <table:table table:name="Table1" table:style-name="Table1">
        <table:table-column table:style-name="Table1.A" table:number-columns-repeated="3"/>
        <table:table-row table:style-name="TableLine94784084069632">
          <table:table-cell table:style-name="Table1.A1" office:value-type="string">
            <text:p text:style-name="P31">Field</text:p>
          </table:table-cell>
          <table:table-cell table:style-name="Table1.A1" office:value-type="string">
            <text:p text:style-name="P31">Type</text:p>
          </table:table-cell>
          <table:table-cell table:style-name="Table1.C1" office:value-type="string">
            <text:p text:style-name="P29">Fu<text:span text:style-name="T20">nction</text:span></text:p>
          </table:table-cell>
        </table:table-row>
        <table:table-row table:style-name="Table1.2">
          <table:table-cell table:style-name="Table1.A2" office:value-type="string">
            <text:p text:style-name="P32">uid</text:p>
          </table:table-cell>
          <table:table-cell table:style-name="Table1.A2" office:value-type="string">
            <text:p text:style-name="P31">Int</text:p>
          </table:table-cell>
          <table:table-cell table:style-name="Table1.C2" office:value-type="string">
            <text:p text:style-name="P31">Primary key</text:p>
          </table:table-cell>
        </table:table-row>
        <table:table-row table:style-name="Table1.2">
          <table:table-cell table:style-name="Table1.A2" office:value-type="string">
            <text:p text:style-name="P31">name</text:p>
          </table:table-cell>
          <table:table-cell table:style-name="Table1.A2" office:value-type="string">
            <text:p text:style-name="P31">String</text:p>
          </table:table-cell>
          <table:table-cell table:style-name="Table1.C2" office:value-type="string">
            <text:p text:style-name="P31">Client name</text:p>
          </table:table-cell>
        </table:table-row>
        <table:table-row table:style-name="Table1.2">
          <table:table-cell table:style-name="Table1.A2" office:value-type="string">
            <text:p text:style-name="P31">cpf</text:p>
          </table:table-cell>
          <table:table-cell table:style-name="Table1.A2" office:value-type="string">
            <text:p text:style-name="P31">String</text:p>
          </table:table-cell>
          <table:table-cell table:style-name="Table1.C2" office:value-type="string">
            <text:p text:style-name="P31">Client cpf</text:p>
          </table:table-cell>
        </table:table-row>
        <table:table-row table:style-name="Table1.2">
          <table:table-cell table:style-name="Table1.A2" office:value-type="string">
            <text:p text:style-name="P31">phone</text:p>
          </table:table-cell>
          <table:table-cell table:style-name="Table1.A2" office:value-type="string">
            <text:p text:style-name="P31">String</text:p>
          </table:table-cell>
          <table:table-cell table:style-name="Table1.C2" office:value-type="string">
            <text:p text:style-name="P31">Client phone</text:p>
          </table:table-cell>
        </table:table-row>
        <table:table-row table:style-name="Table1.2">
          <table:table-cell table:style-name="Table1.A2" office:value-type="string">
            <text:p text:style-name="P31">address</text:p>
          </table:table-cell>
          <table:table-cell table:style-name="Table1.A2" office:value-type="string">
            <text:p text:style-name="P31">String</text:p>
          </table:table-cell>
          <table:table-cell table:style-name="Table1.C2" office:value-type="string">
            <text:p text:style-name="P31">Client address</text:p>
          </table:table-cell>
        </table:table-row>
      </table:table>
      <text:p text:style-name="P7"/>
      <text:p text:style-name="P6"><text:soft-page-break/></text:p>
      <text:p text:style-name="P13"><text:span text:style-name="T2"><text:tab/></text:span><text:span text:style-name="T11">2.2</text:span><text:span text:style-name="T12"> Tabl</text:span><text:span text:style-name="T15">e</text:span><text:span text:style-name="T12"> </text:span><text:span text:style-name="T14">Employees</text:span></text:p>
      <text:p text:style-name="P24"/>
      <text:p text:style-name="P25"><text:tab/><text:tab/><text:span text:style-name="T8">Table responsible for saving information about </text:span><text:span text:style-name="T10">employees</text:span><text:span text:style-name="T8">:</text:span></text:p>
      <text:p text:style-name="P26"><text:tab/></text:p>
      <table:table table:name="Table2" table:style-name="Table2">
        <table:table-column table:style-name="Table2.A" table:number-columns-repeated="3"/>
        <table:table-row table:style-name="TableLine94784051334480">
          <table:table-cell table:style-name="Table2.A1" office:value-type="string">
            <text:p text:style-name="P31">Field</text:p>
          </table:table-cell>
          <table:table-cell table:style-name="Table2.A1" office:value-type="string">
            <text:p text:style-name="P29">Val<text:span text:style-name="T20">ue</text:span></text:p>
          </table:table-cell>
          <table:table-cell table:style-name="Table2.C1" office:value-type="string">
            <text:p text:style-name="P29">Fun<text:span text:style-name="T20">ction</text:span></text:p>
          </table:table-cell>
        </table:table-row>
        <table:table-row table:style-name="TableLine94784051348912">
          <table:table-cell table:style-name="Table2.A2" office:value-type="string">
            <text:p text:style-name="P32">uid</text:p>
          </table:table-cell>
          <table:table-cell table:style-name="Table2.A2" office:value-type="string">
            <text:p text:style-name="P31">Int</text:p>
          </table:table-cell>
          <table:table-cell table:style-name="Table2.C2" office:value-type="string">
            <text:p text:style-name="P31">Primary key</text:p>
          </table:table-cell>
        </table:table-row>
        <table:table-row table:style-name="TableLine94784051350480">
          <table:table-cell table:style-name="Table2.A2" office:value-type="string">
            <text:p text:style-name="P31">user</text:p>
          </table:table-cell>
          <table:table-cell table:style-name="Table2.A2" office:value-type="string">
            <text:p text:style-name="P31">String</text:p>
          </table:table-cell>
          <table:table-cell table:style-name="Table2.C2" office:value-type="string">
            <text:p text:style-name="P31">Employee member user</text:p>
          </table:table-cell>
        </table:table-row>
        <table:table-row table:style-name="TableLine94784051351296">
          <table:table-cell table:style-name="Table2.A2" office:value-type="string">
            <text:p text:style-name="P31">name</text:p>
          </table:table-cell>
          <table:table-cell table:style-name="Table2.A2" office:value-type="string">
            <text:p text:style-name="P31">String</text:p>
          </table:table-cell>
          <table:table-cell table:style-name="Table2.C2" office:value-type="string">
            <text:p text:style-name="P31">Employee member name</text:p>
          </table:table-cell>
        </table:table-row>
        <table:table-row table:style-name="TableLine94784051352160">
          <table:table-cell table:style-name="Table2.A2" office:value-type="string">
            <text:p text:style-name="P31">password</text:p>
          </table:table-cell>
          <table:table-cell table:style-name="Table2.A2" office:value-type="string">
            <text:p text:style-name="P31">String</text:p>
          </table:table-cell>
          <table:table-cell table:style-name="Table2.C2" office:value-type="string">
            <text:p text:style-name="P31">Employee member password</text:p>
          </table:table-cell>
        </table:table-row>
        <table:table-row table:style-name="TableLine94784051352160">
          <table:table-cell table:style-name="Table2.A2" office:value-type="string">
            <text:p text:style-name="P32">lastLogin</text:p>
          </table:table-cell>
          <table:table-cell table:style-name="Table2.A2" office:value-type="string">
            <text:p text:style-name="P32">String</text:p>
          </table:table-cell>
          <table:table-cell table:style-name="Table2.C2" office:value-type="string">
            <text:p text:style-name="P31"/>
          </table:table-cell>
        </table:table-row>
      </table:table>
      <text:p text:style-name="P15"/>
      <text:p text:style-name="P15"/>
      <text:p text:style-name="P20"><text:tab/>2.3 <text:span text:style-name="T20">Tabl</text:span><text:span text:style-name="T28">e</text:span><text:span text:style-name="T20"> Dog</text:span><text:span text:style-name="T27">s</text:span></text:p>
      <text:p text:style-name="P17"><text:tab/></text:p>
      <text:p text:style-name="P18"><text:tab/><text:span text:style-name="T8">Table responsible for saving information about client dogs:</text:span></text:p>
      <text:p text:style-name="P17"/>
      <table:table table:name="Table4" table:style-name="Table4">
        <table:table-column table:style-name="Table4.A" table:number-columns-repeated="3"/>
        <table:table-row table:style-name="TableLine94784051336192">
          <table:table-cell table:style-name="Table4.A1" office:value-type="string">
            <text:p text:style-name="P31">Field</text:p>
          </table:table-cell>
          <table:table-cell table:style-name="Table4.A1" office:value-type="string">
            <text:p text:style-name="P31">Value</text:p>
          </table:table-cell>
          <table:table-cell table:style-name="Table4.C1" office:value-type="string">
            <text:p text:style-name="P35">Fun<text:span text:style-name="T20">ction</text:span></text:p>
          </table:table-cell>
        </table:table-row>
        <table:table-row table:style-name="TableLine94784051371184">
          <table:table-cell table:style-name="Table4.A2" office:value-type="string">
            <text:p text:style-name="P32">uid</text:p>
          </table:table-cell>
          <table:table-cell table:style-name="Table4.A2" office:value-type="string">
            <text:p text:style-name="P35">I<text:span text:style-name="T20">nt</text:span></text:p>
          </table:table-cell>
          <table:table-cell table:style-name="Table4.C2" office:value-type="string">
            <text:p text:style-name="P31">Primary key</text:p>
          </table:table-cell>
        </table:table-row>
        <table:table-row table:style-name="TableLine94784051372752">
          <table:table-cell table:style-name="Table4.A2" office:value-type="string">
            <text:p text:style-name="P31">breed</text:p>
          </table:table-cell>
          <table:table-cell table:style-name="Table4.A2" office:value-type="string">
            <text:p text:style-name="P35">String</text:p>
          </table:table-cell>
          <table:table-cell table:style-name="Table4.C2" office:value-type="string">
            <text:p text:style-name="P31">Dog breed</text:p>
          </table:table-cell>
        </table:table-row>
        <table:table-row table:style-name="TableLine94784051373568">
          <table:table-cell table:style-name="Table4.A2" office:value-type="string">
            <text:p text:style-name="P31">size</text:p>
          </table:table-cell>
          <table:table-cell table:style-name="Table4.A2" office:value-type="string">
            <text:p text:style-name="P35">String</text:p>
          </table:table-cell>
          <table:table-cell table:style-name="Table4.C2" office:value-type="string">
            <text:p text:style-name="P31">Dog size</text:p>
          </table:table-cell>
        </table:table-row>
        <table:table-row table:style-name="TableLine94784051374432">
          <table:table-cell table:style-name="Table4.A2" office:value-type="string">
            <text:p text:style-name="P31">furr</text:p>
          </table:table-cell>
          <table:table-cell table:style-name="Table4.A2" office:value-type="string">
            <text:p text:style-name="P31">String</text:p>
          </table:table-cell>
          <table:table-cell table:style-name="Table4.C2" office:value-type="string">
            <text:p text:style-name="P31">Dog furr type</text:p>
          </table:table-cell>
        </table:table-row>
        <table:table-row table:style-name="TableLine94784051375488">
          <table:table-cell table:style-name="Table4.A2" office:value-type="string">
            <text:p text:style-name="P31">clientID</text:p>
          </table:table-cell>
          <table:table-cell table:style-name="Table4.A2" office:value-type="string">
            <text:p text:style-name="P31">Int</text:p>
          </table:table-cell>
          <table:table-cell table:style-name="Table4.C2" office:value-type="string">
            <text:p text:style-name="P31">Foreign Key, refers to Client</text:p>
          </table:table-cell>
        </table:table-row>
      </table:table>
      <text:p text:style-name="P17"/>
      <text:p text:style-name="P13"/>
      <text:p text:style-name="P14"><text:span text:style-name="T11"><text:tab/>2.</text:span><text:span text:style-name="T21">4</text:span><text:span text:style-name="T12"> Tabl</text:span><text:span text:style-name="T15">e</text:span><text:span text:style-name="T12"> </text:span><text:span text:style-name="T13">Product</text:span><text:span text:style-name="T14">s</text:span></text:p>
      <text:p text:style-name="P23"/>
      <text:p text:style-name="P25"><text:tab/><text:tab/><text:span text:style-name="T8">Table responsible for saving information about products:</text:span></text:p>
      <text:p text:style-name="P25"><text:tab/></text:p>
      <table:table table:name="Table3" table:style-name="Table3">
        <table:table-column table:style-name="Table3.A" table:number-columns-repeated="3"/>
        <table:table-row table:style-name="TableLine94784051357136">
          <table:table-cell table:style-name="Table3.A1" office:value-type="string">
            <text:p text:style-name="P31">Field</text:p>
          </table:table-cell>
          <table:table-cell table:style-name="Table3.A1" office:value-type="string">
            <text:p text:style-name="P30">Val<text:span text:style-name="T20">ue</text:span></text:p>
          </table:table-cell>
          <table:table-cell table:style-name="Table3.C1" office:value-type="string">
            <text:p text:style-name="P30">Fun<text:span text:style-name="T20">ction</text:span></text:p>
          </table:table-cell>
        </table:table-row>
        <table:table-row table:style-name="TableLine94784051392944">
          <table:table-cell table:style-name="Table3.A2" office:value-type="string">
            <text:p text:style-name="P31">productID</text:p>
          </table:table-cell>
          <table:table-cell table:style-name="Table3.A2" office:value-type="string">
            <text:p text:style-name="P31">Int</text:p>
          </table:table-cell>
          <table:table-cell table:style-name="Table3.C2" office:value-type="string">
            <text:p text:style-name="P31">Primary key</text:p>
          </table:table-cell>
        </table:table-row>
        <table:table-row table:style-name="TableLine94784051394512">
          <table:table-cell table:style-name="Table3.A2" office:value-type="string">
            <text:p text:style-name="P31">price</text:p>
          </table:table-cell>
          <table:table-cell table:style-name="Table3.A2" office:value-type="string">
            <text:p text:style-name="P31">String</text:p>
          </table:table-cell>
          <table:table-cell table:style-name="Table3.C2" office:value-type="string">
            <text:p text:style-name="P31">Product price</text:p>
          </table:table-cell>
        </table:table-row>
        <table:table-row table:style-name="TableLine94784051395328">
          <table:table-cell table:style-name="Table3.A2" office:value-type="string">
            <text:p text:style-name="P31">name</text:p>
          </table:table-cell>
          <table:table-cell table:style-name="Table3.A2" office:value-type="string">
            <text:p text:style-name="P31">String</text:p>
          </table:table-cell>
          <table:table-cell table:style-name="Table3.C2" office:value-type="string">
            <text:p text:style-name="P31">Product name</text:p>
          </table:table-cell>
        </table:table-row>
        <table:table-row table:style-name="TableLine94784051396192">
          <table:table-cell table:style-name="Table3.A2" office:value-type="string">
            <text:p text:style-name="P31">description</text:p>
          </table:table-cell>
          <table:table-cell table:style-name="Table3.A2" office:value-type="string">
            <text:p text:style-name="P31">String</text:p>
          </table:table-cell>
          <table:table-cell table:style-name="Table3.C2" office:value-type="string">
            <text:p text:style-name="P31">Product description</text:p>
          </table:table-cell>
        </table:table-row>
      </table:table>
      <text:p text:style-name="P16"/>
      <text:p text:style-name="P16"/>
      <text:p text:style-name="P21"><text:tab/>2.<text:span text:style-name="T21">5</text:span> <text:span text:style-name="T20">Tabel </text:span><text:span text:style-name="T21">Sale</text:span><text:span text:style-name="T27">s</text:span></text:p>
      <text:p text:style-name="P19"><text:soft-page-break/><text:tab/></text:p>
      <text:p text:style-name="P19"><text:tab/><text:span text:style-name="T8">Table responsible for saving information about client </text:span><text:span text:style-name="T9">sales that were made in the store</text:span><text:span text:style-name="T8">:</text:span></text:p>
      <text:p text:style-name="P19"/>
      <table:table table:name="Table5" table:style-name="Table5">
        <table:table-column table:style-name="Table5.A" table:number-columns-repeated="3"/>
        <table:table-row table:style-name="TableLine94784051383200">
          <table:table-cell table:style-name="Table5.A1" office:value-type="string">
            <text:p text:style-name="P34">Field</text:p>
          </table:table-cell>
          <table:table-cell table:style-name="Table5.A1" office:value-type="string">
            <text:p text:style-name="P34">Value</text:p>
          </table:table-cell>
          <table:table-cell table:style-name="Table5.C1" office:value-type="string">
            <text:p text:style-name="P36">Fun<text:span text:style-name="T20">ction</text:span></text:p>
          </table:table-cell>
        </table:table-row>
        <table:table-row table:style-name="TableLine94784051417072">
          <table:table-cell table:style-name="Table5.A2" office:value-type="string">
            <text:p text:style-name="P32">uid</text:p>
          </table:table-cell>
          <table:table-cell table:style-name="Table5.A2" office:value-type="string">
            <text:p text:style-name="P36">I<text:span text:style-name="T20">nt</text:span></text:p>
          </table:table-cell>
          <table:table-cell table:style-name="Table5.C2" office:value-type="string">
            <text:p text:style-name="P34">Primary key</text:p>
          </table:table-cell>
        </table:table-row>
        <table:table-row table:style-name="TableLine94784051418640">
          <table:table-cell table:style-name="Table5.A2" office:value-type="string">
            <text:p text:style-name="P32">uid_cliente</text:p>
          </table:table-cell>
          <table:table-cell table:style-name="Table5.A2" office:value-type="string">
            <text:p text:style-name="P37">Int</text:p>
          </table:table-cell>
          <table:table-cell table:style-name="Table5.C2" office:value-type="string">
            <text:p text:style-name="P37">Foreign key, refers to client</text:p>
          </table:table-cell>
        </table:table-row>
        <table:table-row table:style-name="TableLine94784051419456">
          <table:table-cell table:style-name="Table5.A2" office:value-type="string">
            <text:p text:style-name="P32">uid_employee</text:p>
          </table:table-cell>
          <table:table-cell table:style-name="Table5.A2" office:value-type="string">
            <text:p text:style-name="P37">Int</text:p>
          </table:table-cell>
          <table:table-cell table:style-name="Table5.C2" office:value-type="string">
            <text:p text:style-name="P37">Foreign key, refers to Employee</text:p>
          </table:table-cell>
        </table:table-row>
        <table:table-row table:style-name="TableLine94784051420320">
          <table:table-cell table:style-name="Table5.A2" office:value-type="string">
            <text:p text:style-name="P37">saleDt</text:p>
          </table:table-cell>
          <table:table-cell table:style-name="Table5.A2" office:value-type="string">
            <text:p text:style-name="P34">String</text:p>
          </table:table-cell>
          <table:table-cell table:style-name="Table5.C2" office:value-type="string">
            <text:p text:style-name="P37">Sales date</text:p>
          </table:table-cell>
        </table:table-row>
        <table:table-row table:style-name="TableLine94784051421376">
          <table:table-cell table:style-name="Table5.A2" office:value-type="string">
            <text:p text:style-name="P37">amount</text:p>
          </table:table-cell>
          <table:table-cell table:style-name="Table5.A2" office:value-type="string">
            <text:p text:style-name="P37">Float</text:p>
          </table:table-cell>
          <table:table-cell table:style-name="Table5.C2" office:value-type="string">
            <text:p text:style-name="P37">Sales amount</text:p>
          </table:table-cell>
        </table:table-row>
      </table:table>
      <text:p text:style-name="P19"/>
      <text:p text:style-name="P2">3. Esquema Relacional</text:p>
      <text:p text:style-name="P2"/>
      <text:p text:style-name="P5"><text:span text:style-name="T21">Client</text:span><text:span text:style-name="T27">s</text:span> ( <text:span text:style-name="T18">uid</text:span><text:span text:style-name="T23">, name, cpf, phone, address</text:span> )</text:p>
      <text:p text:style-name="P5"><text:span text:style-name="T27">Employees</text:span> ( <text:span text:style-name="T18">uid</text:span> , <text:span text:style-name="T21">name</text:span> , <text:span text:style-name="T21">user</text:span> , <text:span text:style-name="T21">password</text:span> )</text:p>
      <text:p text:style-name="P10"><text:span text:style-name="T21">Dog</text:span><text:span text:style-name="T27">s</text:span> ( <text:span text:style-name="T18">uid</text:span> , <text:span text:style-name="T21">breed</text:span>, <text:s/><text:span text:style-name="T21">size, furr, </text:span><text:span text:style-name="T29">uid_client</text:span>), <text:span text:style-name="T29">uid_client</text:span><text:span text:style-name="T21"> refers to Client</text:span></text:p>
      <text:p text:style-name="P12">Product<text:span text:style-name="T27">s</text:span> ( <text:span text:style-name="T18">uid</text:span><text:span text:style-name="T22"> , price, name, description</text:span> )</text:p>
      <text:p text:style-name="P12">Sale<text:span text:style-name="T27">s</text:span> ( <text:span text:style-name="T18">uid</text:span>, <text:span text:style-name="T29">uid_client</text:span>, <text:span text:style-name="T29">uid_e</text:span>mployee, saleDt, amount ), <text:span text:style-name="T29">uid_</text:span>client refers to Client, <text:span text:style-name="T29">uid_e</text:span>mployee refers to Employe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28T10:22:09.852708462</meta:creation-date>
    <dc:date>2021-06-22T10:53:44.062498270</dc:date>
    <meta:editing-duration>PT1H15M57S</meta:editing-duration>
    <meta:editing-cycles>12</meta:editing-cycles>
    <meta:generator>LibreOffice/7.1.3.2$Linux_X86_64 LibreOffice_project/10$Build-2</meta:generator>
    <meta:document-statistic meta:table-count="5" meta:image-count="0" meta:object-count="0" meta:page-count="3" meta:paragraph-count="121" meta:word-count="444" meta:character-count="2702" meta:non-whitespace-character-count="2344"/>
  </office:meta>
</office:document-meta>
</file>